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</office:automatic-styles>
  <office:body>
    <office:text text:use-soft-page-breaks="true">
      <text:h text:style-name="P1" text:outline-level="1">Лабораторная работа № 5. Циклы.</text:h>
      <text:p text:style-name="Textbody">Написать программу на языке С(С++). Массивы НЕ ИСПОЛЬЗОВАТЬ!!!</text:p>
      <text:list text:style-name="LFO1" text:continue-numbering="true">
        <text:list-item>
          <text:p text:style-name="P2">Вводится последовательность вещественных чисел, найти предпоследнюю группу, которая состоит только из отрицательных элементов.</text:p>
        </text:list-item>
        <text:list-item>
          <text:p text:style-name="P3">Вводится<text:s/>последовательность вещественных чисел, найти первую и последнюю группы знакочередующихся элементов.</text:p>
        </text:list-item>
        <text:list-item>
          <text:p text:style-name="P4">Вводится последовательность целых чисел, найти вторую и третью группу, в которую входят числа, состоящие из нечетных цифр.</text:p>
        </text:list-item>
        <text:list-item>
          <text:p text:style-name="P5">Вводится последовательность целых<text:s/>чисел, найти предпоследнюю группу чисел, состоящую из возрастающей последовательности цифр.</text:p>
        </text:list-item>
        <text:list-item>
          <text:p text:style-name="P6">Вводится последовательность целых чисел, найти первую и последнюю группы, в которую входят числа, состоящие из возрастающей последовательности цифр.</text:p>
        </text:list-item>
        <text:list-item>
          <text:p text:style-name="P7">Вводится последовательность целых чисел (0 – конец последовательности), найти последнюю группу, в которую входят числа, состоящие из убывающей последовательности нечетных цифр.</text:p>
        </text:list-item>
        <text:list-item>
          <text:p text:style-name="P8">Вводится последовательность целых чисел (0 – конец последовательности), найти группу наибольшей длины, числа которой состоят из возрастающей последовательности нечетных цифр числа.</text:p>
        </text:list-item>
        <text:list-item>
          <text:p text:style-name="P9">Вводится последовательность целых чисел (0 – конец последовательности), найти группу наименьшей длины, числа которой состоят из убывающей последовательности четных цифр<text:s/>.</text:p>
        </text:list-item>
        <text:list-item>
          <text:p text:style-name="P10">Вводится последовательность целых чисел (0 – конец последовательности), найти две группы наибольшей длины, состоящие из простых чисел, в которых нет четных цифр.</text:p>
        </text:list-item>
        <text:list-item>
          <text:p text:style-name="P11">Вводится последовательность целых чисел (0 – конец последовательности). Вывести на экран первую и последнюю группы, состоящие из простых чисел.</text:p>
        </text:list-item>
        <text:list-item>
          <text:p text:style-name="P12">Вводится последовательность целых чисел (0 – конец последовательности), найти <text:s/>группу наименьшей длины, состоящие из простых чисел, в представлении которых нет цифры семь.</text:p>
        </text:list-item>
        <text:list-item>
          <text:p text:style-name="P13">Вводится последовательность целых чисел (0 – конец последовательности), найти группу наибольшей длины, числа которой состоят из возрастающей последовательности простых чисел.</text:p>
        </text:list-item>
        <text:list-item>
          <text:p text:style-name="P14">Вводится последовательность целых чисел (0 – конец последовательности), найти все группы, числа которых состоят<text:s/>из убывающей последовательности четных<text:s/>цифр.</text:p>
        </text:list-item>
        <text:list-item>
          <text:p text:style-name="P15">Вводится последовательность целых чисел (0 – конец последовательности), найти группу максимальной длины, которая состоит из знакочередующихся чисел.</text:p>
        </text:list-item>
        <text:list-item>
          <text:p text:style-name="P16">Вводится последовательность вещественных<text:s/>чисел, найти группу минимальной длины, которая состоит из убывающей последовательности чисел.</text:p>
        </text:list-item>
        <text:list-item>
          <text:p text:style-name="P17">Вводится последовательность вещественных чисел, найти все группы, состоящие из невозрастающей последовательности чисел.</text:p>
        </text:list-item>
        <text:list-item>
          <text:p text:style-name="P18">Вводится последовательность вещественных<text:s/>чисел, найти две группы наибольшей длины, состоящие из возрастающей последовательности чисел.</text:p>
        </text:list-item>
        <text:list-item>
          <text:p text:style-name="P19">Вводится последовательность целых чисел, найти две последних группы, состоящие из простых чисел, причем цифры каждого числа образуют возрастающую последовательность.</text:p>
        </text:list-item>
        <text:list-item>
          <text:p text:style-name="P20">Вводится последовательность целых чисел, найти группу простых чисел минимальной длины, цифры которых образуют убывающей последовательность.</text:p>
        </text:list-item>
        <text:list-item>
          <text:p text:style-name="P21">Вводится последовательность целых чисел, найти группу минимальной длины, числа которых представляют собой возрастающую последовательность четных цифр.</text:p>
        </text:list-item>
        <text:list-item>
          <text:p text:style-name="P22">Вводится последовательность целых чисел, найти группы наименьшей и наибольшей длины, которые состоят из простых чисел.</text:p>
        </text:list-item>
        <text:list-item>
          <text:p text:style-name="P23">Вводится последовательность целых чисел, найти группу наибольшей длины, числа которой состоят из неубывающей последовательности нечетных<text:s/>цифр.</text:p>
        </text:list-item>
        <text:list-item>
          <text:p text:style-name="P24">Вводится последовательность целых чисел, найти две группы наименьшей длины, состоящие из составных чисел, в записи которых нет цифр «0» и «2».</text:p>
        </text:list-item>
        <text:list-item>
          <text:p text:style-name="P25">Вводится последовательность целых чисел. Вывести на экран первую и<text:s/>последнюю группы, состоящие из простых чисел с нечетной суммой цифр в каждом.</text:p>
        </text:list-item>
        <text:list-item>
          <text:p text:style-name="P26">Вводится последовательность целых чисел, найти последнюю и группу наибольшей длины, которые состоят из отрицательных чисел с четной суммой цифр в каждом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Евгений Ростиславович Алексеев</dc:creator>
    <meta:creation-date>2019-10-08T10:25:00Z</meta:creation-date>
    <dc:date>2020-10-23T19:48:00Z</dc:date>
    <meta:template xlink:href="Normal" xlink:type="simple"/>
    <meta:editing-cycles>5</meta:editing-cycles>
    <meta:editing-duration>PT1560S</meta:editing-duration>
    <meta:document-statistic meta:page-count="2" meta:paragraph-count="7" meta:word-count="562" meta:character-count="3761" meta:row-count="26" meta:non-whitespace-character-count="3206"/>
  </office:meta>
</office:document-meta>
</file>